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26.51mm"/>
    </style:style>
    <style:style style:name="co30" style:family="table-column">
      <style:table-column-properties fo:break-before="auto" style:column-width="34.22mm"/>
    </style:style>
    <style:style style:name="co31" style:family="table-column">
      <style:table-column-properties fo:break-before="auto" style:column-width="16.93mm"/>
    </style:style>
    <style:style style:name="co32" style:family="table-column">
      <style:table-column-properties fo:break-before="auto" style:column-width="54.05mm"/>
    </style:style>
    <style:style style:name="co33" style:family="table-column">
      <style:table-column-properties fo:break-before="auto" style:column-width="226.3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29.2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59.23mm"/>
    </style:style>
    <style:style style:name="co38" style:family="table-column">
      <style:table-column-properties fo:break-before="auto" style:column-width="26.16mm"/>
    </style:style>
    <style:style style:name="co39" style:family="table-column">
      <style:table-column-properties fo:break-before="auto" style:column-width="25.45mm"/>
    </style:style>
    <style:style style:name="co40" style:family="table-column">
      <style:table-column-properties fo:break-before="auto" style:column-width="58.68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7.22mm"/>
    </style:style>
    <style:style style:name="co43" style:family="table-column">
      <style:table-column-properties fo:break-before="auto" style:column-width="38.95mm"/>
    </style:style>
    <style:style style:name="co44" style:family="table-column">
      <style:table-column-properties fo:break-before="auto" style:column-width="29.95mm"/>
    </style:style>
    <style:style style:name="co45" style:family="table-column">
      <style:table-column-properties fo:break-before="auto" style:column-width="63.09mm"/>
    </style:style>
    <style:style style:name="co46" style:family="table-column">
      <style:table-column-properties fo:break-before="auto" style:column-width="81.21mm"/>
    </style:style>
    <style:style style:name="co47" style:family="table-column">
      <style:table-column-properties fo:break-before="auto" style:column-width="78.05mm"/>
    </style:style>
    <style:style style:name="co48" style:family="table-column">
      <style:table-column-properties fo:break-before="auto" style:column-width="38.4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2.58mm" fo:break-before="auto" style:use-optimal-row-height="false"/>
    </style:style>
    <style:style style:name="ro9" style:family="table-row">
      <style:table-row-properties style:row-height="22.05mm" fo:break-before="auto" style:use-optimal-row-height="false"/>
    </style:style>
    <style:style style:name="ro10" style:family="table-row">
      <style:table-row-properties style:row-height="4.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5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6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office:value-type="string" calcext:value-type="string">
            <text:p>$uart0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office:value-type="string" calcext:value-type="string">
            <text:p>$uart1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7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c2s&gt;core_event); (s2c&gt;sys_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in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in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ut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's out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pad_cfg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[48][6]</text:p>
          </table:table-cell>
          <table:table-cell table:style-name="ce29"/>
          <table:table-cell table:style-name="ce29" office:value-type="string" calcext:value-type="string">
            <text:p>PAD configuration (implementation dependent)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e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Output Enable 1: IO = io_out_o. 0: io_in_i = IO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low_clk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Output clock generated from ref_clk_i. Frequency is implementation dependent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0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0 agen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1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1 agen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11" table:number-columns-repeated="1012" table:default-cell-style-name="ce28"/>
        <table:table-row table:style-name="ro1">
          <table:table-cell table:style-name="ce27" office:value-type="string" calcext:value-type="string">
            <text:p>Offset</text:p>
          </table:table-cell>
          <table:table-cell table:style-name="ce27" office:value-type="string" calcext:value-type="string">
            <text:p>RegisterName</text:p>
          </table:table-cell>
          <table:table-cell table:style-name="ce27" office:value-type="string" calcext:value-type="string">
            <text:p>Field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LSB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Volatile?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Maps</text:p>
          </table:table-cell>
          <table:table-cell table:style-name="ce27" office:value-type="string" calcext:value-type="string">
            <text:p>Conditions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&amp;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&amp;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1" table:number-columns-repeated="1015" table:default-cell-style-name="ce28"/>
        <table:table-column table:style-name="co11" table:default-cell-style-name="Default"/>
        <table:table-row table:style-name="ro1">
          <table:table-cell table:style-name="ce27" office:value-type="string" calcext:value-type="string">
            <text:p>Group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ize/Index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9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@cvmcu_cpi" table:style-name="ta1"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/d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29" office:value-type="string" calcext:value-type="string">
            <text:p>tx</text:p>
          </table:table-cell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29" office:value-type="string" calcext:value-type="string">
            <text:p>tx</text:p>
          </table:table-cell>
          <table:table-cell table:style-name="ce29"/>
          <table:table-cell table:style-name="ce29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event" table:style-name="ta1">
        <table:table-column table:style-name="co35" table:default-cell-style-name="ce28"/>
        <table:table-column table:style-name="co36" table:default-cell-style-name="ce28"/>
        <table:table-column table:style-name="co31" table:default-cell-style-name="ce28"/>
        <table:table-column table:style-name="co37" table:default-cell-style-name="ce28"/>
        <table:table-column table:style-name="co33" table:default-cell-style-name="ce28"/>
        <table:table-column table:style-name="co31" table:number-columns-repeated="1019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table:number-columns-repeated="1019"/>
        </table:table-row>
        <table:table-row table:style-name="ro11">
          <table:table-cell office:value-type="string" calcext:value-type="string">
            <text:p>/a/p/duplex</text:p>
          </table:table-cell>
          <table:table-cell office:value-type="string" calcext:value-type="string">
            <text:p>(core&gt;c2s);(sys&gt;s2c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 table:number-rows-repeated="2">
          <table:table-cell table:style-name="Default" table:number-columns-repeated="1024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dbg" table:style-name="ta1">
        <table:table-column table:style-name="co38" table:default-cell-style-name="ce28"/>
        <table:table-column table:style-name="co30" table:default-cell-style-name="ce28"/>
        <table:table-column table:style-name="co39" table:default-cell-style-name="ce28"/>
        <table:table-column table:style-name="co40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num</text:p>
          </table:table-cell>
          <table:table-cell office:value-type="string" calcext:value-type="string">
            <text:p>event_type</text:p>
          </table:table-cell>
          <table:table-cell/>
          <table:table-cell office:value-type="string" calcext:value-type="string">
            <text:p>DEBUG_REQ;STOP_TIMER</text:p>
          </table:table-cell>
          <table:table-cell office:value-type="string" calcext:value-type="string">
            <text:p>Event typ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im.d</text:p>
          </table:table-cell>
          <table:table-cell table:number-columns-repeated="2" office:value-type="string" calcext:value-type="string">
            <text:p>event_type</text:p>
          </table:table-cell>
          <table:table-cell/>
          <table:table-cell office:value-type="string" calcext:value-type="string">
            <text:p>Event type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g@debug" table:style-name="ta2">
        <table:table-column table:style-name="co41" table:default-cell-style-name="ce25"/>
        <table:table-column table:style-name="co42" table:default-cell-style-name="ce25"/>
        <table:table-column table:style-name="co41" table:number-columns-repeated="10" table:default-cell-style-name="ce25"/>
        <table:table-column table:style-name="co41" table:number-columns-repeated="1012" table:default-cell-style-name="ce22"/>
        <table:table-row table:style-name="ro1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1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table table:name="ts@cvmcu" table:style-name="ta2"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number-columns-repeated="1016" table:default-cell-style-name="Default"/>
        <table:table-row table:style-name="ro1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ub-type</text:p>
          </table:table-cell>
          <table:table-cell table:style-name="ce21" office:value-type="string" calcext:value-type="string">
            <text:p>Knobs/Value(s)</text:p>
          </table:table-cell>
          <table:table-cell table:style-name="ce21" office:value-type="string" calcext:value-type="string">
            <text:p>Sequences</text:p>
          </table:table-cell>
          <table:table-cell table:style-name="ce21" office:value-type="string" calcext:value-type="string">
            <text:p>Goal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Group.Set/CLI Arg</text:p>
          </table:table-cell>
          <table:table-cell table:style-name="ce21" office:value-type="string" calcext:value-type="string">
            <text:p>Sanity</text:p>
          </table:table-cell>
          <table:table-cell table:style-name="ce21" office:value-type="string" calcext:value-type="string">
            <text:p>Nightly[W,C]</text:p>
          </table:table-cell>
          <table:table-cell table:style-name="ce21" office:value-type="string" calcext:value-type="string">
            <text:p>Weekly[W,C]</text:p>
          </table:table-cell>
          <table:table-cell table:style-name="ce21" table:number-columns-repeated="1013"/>
        </table:table-row>
        <table:table-row table:style-name="ro11">
          <table:table-cell office:value-type="string" calcext:value-type="string">
            <text:p>/ts/chip</text:p>
          </table:table-cell>
          <table:table-cell office:value-type="string" calcext:value-type="string">
            <text:p>cvmcu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0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0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1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1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egress.</text:p>
          </table:table-cell>
          <table:table-cell office:value-type="string" calcext:value-type="string">
            <text:p>N_UART0_E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ingress.</text:p>
          </table:table-cell>
          <table:table-cell table:style-name="ce24" office:value-type="string" calcext:value-type="string">
            <text:p>N_UART0_I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egress.</text:p>
          </table:table-cell>
          <table:table-cell office:value-type="string" calcext:value-type="string">
            <text:p>N_UART1_E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ingress.</text:p>
          </table:table-cell>
          <table:table-cell table:style-name="ce24" office:value-type="string" calcext:value-type="string">
            <text:p>N_UART1_I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eg</text:p>
          </table:table-cell>
          <table:table-cell table:number-columns-repeated="3"/>
          <table:table-cell table:style-name="ce23" office:value-type="string" calcext:value-type="string">
            <text:p>sb.udma_uart0_egress=num_items; sb.udma_uart1_egress=num_items;</text:p>
          </table:table-cell>
          <table:table-cell table:style-name="ce23" office:value-type="string" calcext:value-type="string">
            <text:p>Generates UART transactions from the core towards the outside world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ig</text:p>
          </table:table-cell>
          <table:table-cell table:number-columns-repeated="2"/>
          <table:table-cell table:style-name="ce23" office:value-type="string" calcext:value-type="string">
            <text:p>uart0=uvma_uart_rand_stim_seq_c; uart1=uvma_uart_rand_stim_seq_c</text:p>
          </table:table-cell>
          <table:table-cell table:style-name="ce23" office:value-type="string" calcext:value-type="string">
            <text:p>sb.udma_uart0_ingress=num_items; sb.udma_uart1_ingress=num_items;</text:p>
          </table:table-cell>
          <table:table-cell table:style-name="ce23" office:value-type="string" calcext:value-type="string">
            <text:p>Generates UART transactions from the outside world towards the core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2">0000-00-00</text:date>, <text:time style:data-style-name="N2" text:time-value="19:21:56.07998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12-12T16:23:07.960377913</dc:date>
    <meta:editing-duration>P20DT3H13M14S</meta:editing-duration>
    <meta:editing-cycles>61</meta:editing-cycles>
    <meta:document-statistic meta:table-count="8" meta:cell-count="1112" meta:object-count="0"/>
  </office:meta>
</office:document-meta>
</file>